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0.411in"/>
    </style:style>
    <style:style style:name="co3" style:family="table-column">
      <style:table-column-properties fo:break-before="auto" style:column-width="2.328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5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21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22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9" office:value-type="string" calcext:value-type="string">
            <text:p>Topic:</text:p>
          </table:table-cell>
          <table:table-cell table:style-name="ce19" office:value-type="string" calcext:value-type="string">
            <text:p>Problem: </text:p>
          </table:table-cell>
          <table:table-cell table:style-name="ce26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1.Array</text:p>
          </table:table-cell>
          <table:table-cell table:style-name="ce23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27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2.Array</text:p>
          </table:table-cell>
          <table:table-cell table:style-name="ce23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3.Array</text:p>
          </table:table-cell>
          <table:table-cell table:style-name="ce23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4.Array</text:p>
          </table:table-cell>
          <table:table-cell table:style-name="ce23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5.Array</text:p>
          </table:table-cell>
          <table:table-cell table:style-name="ce23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6.Array</text:p>
          </table:table-cell>
          <table:table-cell table:style-name="ce23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7.Array</text:p>
          </table:table-cell>
          <table:table-cell table:style-name="ce23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8.Array</text:p>
          </table:table-cell>
          <table:table-cell table:style-name="ce23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9.Array</text:p>
          </table:table-cell>
          <table:table-cell table:style-name="ce23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10.Array</text:p>
          </table:table-cell>
          <table:table-cell table:style-name="ce23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Array</text:p>
          </table:table-cell>
          <table:table-cell table:style-name="ce23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Array</text:p>
          </table:table-cell>
          <table:table-cell table:style-name="ce23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Array</text:p>
          </table:table-cell>
          <table:table-cell table:style-name="ce23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Array</text:p>
          </table:table-cell>
          <table:table-cell table:style-name="ce23" office:value-type="string" calcext:value-type="string">
            <text:p><text:a xlink:href="https://leetcode.com/problems/merge-intervals/" xlink:type="simple">Merge Interval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Array</text:p>
          </table:table-cell>
          <table:table-cell table:style-name="ce23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Array</text:p>
          </table:table-cell>
          <table:table-cell table:style-name="ce23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Array</text:p>
          </table:table-cell>
          <table:table-cell table:style-name="ce23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Array</text:p>
          </table:table-cell>
          <table:table-cell table:style-name="ce23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Array</text:p>
          </table:table-cell>
          <table:table-cell table:style-name="ce23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Array</text:p>
          </table:table-cell>
          <table:table-cell table:style-name="ce23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Array</text:p>
          </table:table-cell>
          <table:table-cell table:style-name="ce23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Array</text:p>
          </table:table-cell>
          <table:table-cell table:style-name="ce23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Array</text:p>
          </table:table-cell>
          <table:table-cell table:style-name="ce23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Array</text:p>
          </table:table-cell>
          <table:table-cell table:style-name="ce23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Array</text:p>
          </table:table-cell>
          <table:table-cell table:style-name="ce23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Array</text:p>
          </table:table-cell>
          <table:table-cell table:style-name="ce23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Array</text:p>
          </table:table-cell>
          <table:table-cell table:style-name="ce23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Array</text:p>
          </table:table-cell>
          <table:table-cell table:style-name="ce23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Array</text:p>
          </table:table-cell>
          <table:table-cell table:style-name="ce23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Array</text:p>
          </table:table-cell>
          <table:table-cell table:style-name="ce23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Array</text:p>
          </table:table-cell>
          <table:table-cell table:style-name="ce23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Array</text:p>
          </table:table-cell>
          <table:table-cell table:style-name="ce23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Array</text:p>
          </table:table-cell>
          <table:table-cell table:style-name="ce23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Array</text:p>
          </table:table-cell>
          <table:table-cell table:style-name="ce23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Array</text:p>
          </table:table-cell>
          <table:table-cell table:style-name="ce23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Array</text:p>
          </table:table-cell>
          <table:table-cell table:style-name="ce23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24"/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0"/>
          <table:table-cell table:style-name="ce24"/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Matrix</text:p>
          </table:table-cell>
          <table:table-cell table:style-name="ce23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Matrix</text:p>
          </table:table-cell>
          <table:table-cell table:style-name="ce23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Matrix</text:p>
          </table:table-cell>
          <table:table-cell table:style-name="ce23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Matrix</text:p>
          </table:table-cell>
          <table:table-cell table:style-name="ce23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Matrix</text:p>
          </table:table-cell>
          <table:table-cell table:style-name="ce23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Matrix</text:p>
          </table:table-cell>
          <table:table-cell table:style-name="ce23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Matrix</text:p>
          </table:table-cell>
          <table:table-cell table:style-name="ce23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Matrix</text:p>
          </table:table-cell>
          <table:table-cell table:style-name="ce23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Matrix</text:p>
          </table:table-cell>
          <table:table-cell table:style-name="ce23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Matrix</text:p>
          </table:table-cell>
          <table:table-cell table:style-name="ce23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0"/>
          <table:table-cell table:style-name="ce24"/>
          <table:table-cell table:style-name="ce27"/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leetcode.com/problems/reverse-string/" xlink:type="simple">Reverse a String</text:a></text:p>
          </table:table-cell>
          <table:table-cell table:style-name="ce27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27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0" office:value-type="string" calcext:value-type="string">
            <text:p>String</text:p>
          </table:table-cell>
          <table:table-cell table:style-name="ce24" office:value-type="string" calcext:value-type="string">
            <text:p>Why strings are immutable in Java?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ring</text:p>
          </table:table-cell>
          <table:table-cell table:style-name="ce23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0"/>
          <table:table-cell table:style-name="ce24"/>
          <table:table-cell table:style-name="ce27"/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www.spoj.com/problems/AGGRCOW/" xlink:type="simple">Aggressive cow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www.spoj.com/problems/EKO/" xlink:type="simple">EKOSPOJ: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www.spoj.com/problems/PRATA/" xlink:type="simple">ROTI-Prata SPOJ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www.spoj.com/problems/ANARC05B/" xlink:type="simple">DoubleHelix SPOJ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www.spoj.com/problems/SUBSUMS/" xlink:type="simple">Subset Sum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earching &amp; Sorting</text:p>
          </table:table-cell>
          <table:table-cell table:style-name="ce23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4"/>
          <table:table-cell table:style-name="ce27"/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0" office:value-type="string" calcext:value-type="string">
            <text:p>LinkedList</text:p>
          </table:table-cell>
          <table:table-cell table:style-name="ce24" office:value-type="string" calcext:value-type="string">
            <text:p>Can we reverse a linked list in less than O(n) ?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0" office:value-type="string" calcext:value-type="string">
            <text:p>LinkedList</text:p>
          </table:table-cell>
          <table:table-cell table:style-name="ce24" office:value-type="string" calcext:value-type="string">
            <text:p>Why Quicksort is preferred for. Arrays and Merge Sort for LinkedLists ?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LinkedList</text:p>
          </table:table-cell>
          <table:table-cell table:style-name="ce23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4"/>
          <table:table-cell table:style-name="ce27"/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Trees</text:p>
          </table:table-cell>
          <table:table-cell table:style-name="ce23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0"/>
          <table:table-cell table:style-name="ce24"/>
          <table:table-cell table:style-name="ce27"/>
          <table:table-cell table:number-columns-repeated="61"/>
        </table:table-row>
        <table:table-row table:style-name="ro4">
          <table:table-cell table:style-name="ce20" office:value-type="string" calcext:value-type="string">
            <text:p>Binary Search Trees</text:p>
          </table:table-cell>
          <table:table-cell table:style-name="ce23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Search Trees</text:p>
          </table:table-cell>
          <table:table-cell table:style-name="ce23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Search Trees</text:p>
          </table:table-cell>
          <table:table-cell table:style-name="ce23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Search Trees</text:p>
          </table:table-cell>
          <table:table-cell table:style-name="ce23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Search Trees</text:p>
          </table:table-cell>
          <table:table-cell table:style-name="ce23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Search Trees</text:p>
          </table:table-cell>
          <table:table-cell table:style-name="ce23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Search Trees</text:p>
          </table:table-cell>
          <table:table-cell table:style-name="ce25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Search Trees</text:p>
          </table:table-cell>
          <table:table-cell table:style-name="ce23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Search Trees</text:p>
          </table:table-cell>
          <table:table-cell table:style-name="ce23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Search Trees</text:p>
          </table:table-cell>
          <table:table-cell table:style-name="ce23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Search Trees</text:p>
          </table:table-cell>
          <table:table-cell table:style-name="ce23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Search Trees</text:p>
          </table:table-cell>
          <table:table-cell table:style-name="ce23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Search Trees</text:p>
          </table:table-cell>
          <table:table-cell table:style-name="ce23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Search Trees</text:p>
          </table:table-cell>
          <table:table-cell table:style-name="ce23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Search Trees</text:p>
          </table:table-cell>
          <table:table-cell table:style-name="ce23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Search Trees</text:p>
          </table:table-cell>
          <table:table-cell table:style-name="ce23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Search Trees</text:p>
          </table:table-cell>
          <table:table-cell table:style-name="ce23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Search Trees</text:p>
          </table:table-cell>
          <table:table-cell table:style-name="ce23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Search Trees</text:p>
          </table:table-cell>
          <table:table-cell table:style-name="ce23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Search Trees</text:p>
          </table:table-cell>
          <table:table-cell table:style-name="ce23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Search Trees</text:p>
          </table:table-cell>
          <table:table-cell table:style-name="ce23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nary Search Trees</text:p>
          </table:table-cell>
          <table:table-cell table:style-name="ce23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24"/>
          <table:table-cell table:style-name="ce27"/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www.spoj.com/problems/DIEHARD/" xlink:type="simple">DIEHARD -DIE HARD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www.spoj.com/problems/GCJ101BB/" xlink:type="simple">Picking Up Chick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www.spoj.com/problems/CHOCOLA/" xlink:type="simple">CHOCOLA –Chocolat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eedy</text:p>
          </table:table-cell>
          <table:table-cell table:style-name="ce23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24"/>
          <table:table-cell table:style-name="ce27"/>
          <table:table-cell table:number-columns-repeated="61"/>
        </table:table-row>
        <table:table-row table:style-name="ro4">
          <table:table-cell table:style-name="ce20" office:value-type="string" calcext:value-type="string">
            <text:p>BackTracking</text:p>
          </table:table-cell>
          <table:table-cell table:style-name="ce23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ackTracking</text:p>
          </table:table-cell>
          <table:table-cell table:style-name="ce23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ackTracking</text:p>
          </table:table-cell>
          <table:table-cell table:style-name="ce23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ackTracking</text:p>
          </table:table-cell>
          <table:table-cell table:style-name="ce23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ackTracking</text:p>
          </table:table-cell>
          <table:table-cell table:style-name="ce23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ackTracking</text:p>
          </table:table-cell>
          <table:table-cell table:style-name="ce23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ackTracking</text:p>
          </table:table-cell>
          <table:table-cell table:style-name="ce23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ackTracking</text:p>
          </table:table-cell>
          <table:table-cell table:style-name="ce23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ackTracking</text:p>
          </table:table-cell>
          <table:table-cell table:style-name="ce23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ackTracking</text:p>
          </table:table-cell>
          <table:table-cell table:style-name="ce23" office:value-type="string" calcext:value-type="string">
            <text:p><text:a xlink:href="https://www.geeksforgeeks.org/tug-of-war/" xlink:type="simple">Tug of War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ackTracking</text:p>
          </table:table-cell>
          <table:table-cell table:style-name="ce23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ackTracking</text:p>
          </table:table-cell>
          <table:table-cell table:style-name="ce23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ackTracking</text:p>
          </table:table-cell>
          <table:table-cell table:style-name="ce23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ackTracking</text:p>
          </table:table-cell>
          <table:table-cell table:style-name="ce23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ackTracking</text:p>
          </table:table-cell>
          <table:table-cell table:style-name="ce23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ackTracking</text:p>
          </table:table-cell>
          <table:table-cell table:style-name="ce23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ackTracking</text:p>
          </table:table-cell>
          <table:table-cell table:style-name="ce23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ackTracking</text:p>
          </table:table-cell>
          <table:table-cell table:style-name="ce23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ackTracking</text:p>
          </table:table-cell>
          <table:table-cell table:style-name="ce23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24"/>
          <table:table-cell table:style-name="ce27"/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5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Stacks &amp; Queues</text:p>
          </table:table-cell>
          <table:table-cell table:style-name="ce23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24"/>
          <table:table-cell table:style-name="ce27"/>
          <table:table-cell table:number-columns-repeated="61"/>
        </table:table-row>
        <table:table-row table:style-name="ro4">
          <table:table-cell table:style-name="ce20" office:value-type="string" calcext:value-type="string">
            <text:p>Heap</text:p>
          </table:table-cell>
          <table:table-cell table:style-name="ce23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Heap</text:p>
          </table:table-cell>
          <table:table-cell table:style-name="ce23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Heap</text:p>
          </table:table-cell>
          <table:table-cell table:style-name="ce23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Heap</text:p>
          </table:table-cell>
          <table:table-cell table:style-name="ce23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Heap</text:p>
          </table:table-cell>
          <table:table-cell table:style-name="ce23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Heap</text:p>
          </table:table-cell>
          <table:table-cell table:style-name="ce23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Heap</text:p>
          </table:table-cell>
          <table:table-cell table:style-name="ce23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Heap</text:p>
          </table:table-cell>
          <table:table-cell table:style-name="ce23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Heap</text:p>
          </table:table-cell>
          <table:table-cell table:style-name="ce25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Heap</text:p>
          </table:table-cell>
          <table:table-cell table:style-name="ce23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Heap</text:p>
          </table:table-cell>
          <table:table-cell table:style-name="ce23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Heap</text:p>
          </table:table-cell>
          <table:table-cell table:style-name="ce23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Heap</text:p>
          </table:table-cell>
          <table:table-cell table:style-name="ce23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Heap</text:p>
          </table:table-cell>
          <table:table-cell table:style-name="ce23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Heap</text:p>
          </table:table-cell>
          <table:table-cell table:style-name="ce23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Heap</text:p>
          </table:table-cell>
          <table:table-cell table:style-name="ce23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Heap</text:p>
          </table:table-cell>
          <table:table-cell table:style-name="ce23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Heap</text:p>
          </table:table-cell>
          <table:table-cell table:style-name="ce23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24"/>
          <table:table-cell table:style-name="ce27"/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leetcode.com/problems/flood-fill/" xlink:type="simple">flood fill algo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leetcode.com/problems/clone-graph/" xlink:type="simple">Clone a graph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leetcode.com/problems/word-ladder/" xlink:type="simple">word Ladder 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Graph</text:p>
          </table:table-cell>
          <table:table-cell table:style-name="ce23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24"/>
          <table:table-cell table:style-name="ce27"/>
          <table:table-cell table:number-columns-repeated="61"/>
        </table:table-row>
        <table:table-row table:style-name="ro4">
          <table:table-cell table:style-name="ce20" office:value-type="string" calcext:value-type="string">
            <text:p>Trie</text:p>
          </table:table-cell>
          <table:table-cell table:style-name="ce23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Trie</text:p>
          </table:table-cell>
          <table:table-cell table:style-name="ce23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Trie</text:p>
          </table:table-cell>
          <table:table-cell table:style-name="ce23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Trie</text:p>
          </table:table-cell>
          <table:table-cell table:style-name="ce23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Trie</text:p>
          </table:table-cell>
          <table:table-cell table:style-name="ce23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Trie</text:p>
          </table:table-cell>
          <table:table-cell table:style-name="ce23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24"/>
          <table:table-cell table:style-name="ce27"/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Dynamic Programming</text:p>
          </table:table-cell>
          <table:table-cell table:style-name="ce23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24"/>
          <table:table-cell table:style-name="ce27"/>
          <table:table-cell table:number-columns-repeated="61"/>
        </table:table-row>
        <table:table-row table:style-name="ro3">
          <table:table-cell table:style-name="ce20"/>
          <table:table-cell table:style-name="ce24"/>
          <table:table-cell table:style-name="ce27"/>
          <table:table-cell table:number-columns-repeated="61"/>
        </table:table-row>
        <table:table-row table:style-name="ro4">
          <table:table-cell table:style-name="ce20" office:value-type="string" calcext:value-type="string">
            <text:p>Bit Manipulation</text:p>
          </table:table-cell>
          <table:table-cell table:style-name="ce23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t Manipulation</text:p>
          </table:table-cell>
          <table:table-cell table:style-name="ce23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t Manipulation</text:p>
          </table:table-cell>
          <table:table-cell table:style-name="ce23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t Manipulation</text:p>
          </table:table-cell>
          <table:table-cell table:style-name="ce23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t Manipulation</text:p>
          </table:table-cell>
          <table:table-cell table:style-name="ce23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t Manipulation</text:p>
          </table:table-cell>
          <table:table-cell table:style-name="ce23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t Manipulation</text:p>
          </table:table-cell>
          <table:table-cell table:style-name="ce23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t Manipulation</text:p>
          </table:table-cell>
          <table:table-cell table:style-name="ce23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t Manipulation</text:p>
          </table:table-cell>
          <table:table-cell table:style-name="ce23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0" office:value-type="string" calcext:value-type="string">
            <text:p>Bit Manipulation</text:p>
          </table:table-cell>
          <table:table-cell table:style-name="ce23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27" office:value-type="string" calcext:value-type="string">
            <text:p>&lt;-&gt;</text:p>
          </table:table-cell>
          <table:table-cell table:number-columns-repeated="61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17:28:21.549448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4-10T17:30:15.659191001</dc:date>
    <meta:generator>LibreOffice/7.1.2.2$Linux_X86_64 LibreOffice_project/8a45595d069ef5570103caea1b71cc9d82b2aae4</meta:generator>
    <meta:editing-duration>PT2H28M22S</meta:editing-duration>
    <meta:editing-cycles>3</meta:editing-cycles>
    <meta:document-statistic meta:table-count="1" meta:cell-count="1352" meta:object-count="0"/>
    <meta:user-defined meta:name="AppVersion">16.0300</meta:user-defined>
  </office:meta>
</office:document-meta>
</file>